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21560D76302C3E13850.png" manifest:media-type="image/png"/>
  <manifest:file-entry manifest:full-path="Pictures/10000000000003CB000004AAA715E8EC17CE4E01.png" manifest:media-type="image/png"/>
  <manifest:file-entry manifest:full-path="Pictures/1000000000000280000001546C8514052C4F19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.15cm" fo:min-width="6.7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.046cm" fo:min-width="6.596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cm" svg:height="7.562cm" svg:x="1.4cm" svg:y="2.7cm">
          <draw:image xlink:href="Pictures/10000201000003200000021560D76302C3E13850.png" xlink:type="simple" xlink:show="embed" xlink:actuate="onLoad">
            <text:p/>
          </draw:image>
        </draw:frame>
        <draw:frame draw:style-name="gr1" draw:text-style-name="P1" draw:layer="layout" svg:width="6.18cm" svg:height="7.6cm" svg:x="21.82cm" svg:y="2.7cm">
          <draw:image xlink:href="Pictures/10000000000003CB000004AAA715E8EC17CE4E01.png" xlink:type="simple" xlink:show="embed" xlink:actuate="onLoad">
            <text:p/>
          </draw:image>
        </draw:frame>
        <draw:frame draw:style-name="gr2" draw:text-style-name="P2" draw:layer="layout" svg:width="5.1cm" svg:height="0.962cm" svg:x="22.4cm" svg:y="1.5cm">
          <draw:text-box>
            <text:p text:style-name="P1">Εξυπηρετητής</text:p>
          </draw:text-box>
        </draw:frame>
        <draw:frame draw:style-name="gr2" draw:text-style-name="P2" draw:layer="layout" svg:width="5.1cm" svg:height="0.962cm" svg:x="2.6cm" svg:y="1.8cm">
          <draw:text-box>
            <text:p text:style-name="P1">Πελάτης</text:p>
          </draw:text-box>
        </draw:frame>
        <draw:custom-shape draw:style-name="gr3" draw:text-style-name="P3" draw:layer="layout" svg:width="7.2cm" svg:height="1.4cm" svg:x="1.8cm" svg:y="10.8cm">
          <text:p text:style-name="P1">Εφαρμογή Πελάτη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cm" svg:height="1.4cm" svg:x="1.8cm" svg:y="12.2cm">
          <text:p text:style-name="P1">Επίπεδο Μεταφοράς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cm" svg:height="1.4cm" svg:x="1.8cm" svg:y="13.6cm">
          <text:p text:style-name="P1">Επίπεδο Διαδικτύου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cm" svg:height="1.4cm" svg:x="1.8cm" svg:y="15cm">
          <text:p text:style-name="P1">Διασύνδεση Δικτύου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cm" svg:height="1.4cm" svg:x="20.4cm" svg:y="10.8cm">
          <text:p text:style-name="P1">Εφαρμογή Εξυπηρετητ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cm" svg:height="1.4cm" svg:x="20.4cm" svg:y="12.2cm">
          <text:p text:style-name="P1">Επίπεδο Μεταφοράς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cm" svg:height="1.4cm" svg:x="20.4cm" svg:y="13.6cm">
          <text:p text:style-name="P1">Επίπεδο Διαδικτύου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cm" svg:height="1.4cm" svg:x="20.4cm" svg:y="15cm">
          <text:p text:style-name="P1">Διασύνδεση Δικτύου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047cm" svg:height="4.806cm" svg:x="10.153cm" svg:y="14.794cm">
          <draw:image xlink:href="Pictures/1000000000000280000001546C8514052C4F1904.png" xlink:type="simple" xlink:show="embed" xlink:actuate="onLoad">
            <text:p/>
          </draw:image>
        </draw:frame>
        <draw:line draw:style-name="gr5" draw:text-style-name="P3" draw:layer="layout" svg:x1="5.3cm" svg:y1="16.4cm" svg:x2="5.3cm" svg:y2="18cm">
          <text:p/>
        </draw:line>
        <draw:line draw:style-name="gr5" draw:text-style-name="P3" draw:layer="layout" svg:x1="5.3cm" svg:y1="18cm" svg:x2="10.3cm" svg:y2="18cm">
          <text:p/>
        </draw:line>
        <draw:line draw:style-name="gr5" draw:text-style-name="P3" draw:layer="layout" svg:x1="24cm" svg:y1="16.4cm" svg:x2="24cm" svg:y2="18cm">
          <text:p/>
        </draw:line>
        <draw:line draw:style-name="gr5" draw:text-style-name="P3" draw:layer="layout" svg:x1="18.5cm" svg:y1="18cm" svg:x2="24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20:19:58.412000000</meta:creation-date>
    <dc:date>2017-02-09T20:32:54.768000000</dc:date>
    <meta:editing-duration>PT2M44S</meta:editing-duration>
    <meta:editing-cycles>1</meta:editing-cycles>
    <meta:generator>LibreOffice/5.2.3.3$Windows_x86 LibreOffice_project/d54a8868f08a7b39642414cf2c8ef2f228f780cf</meta:generator>
    <meta:document-statistic meta:object-count="17"/>
  </office:meta>
</office:document-meta>
</file>